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33cm" svg:height="3.048cm" svg:x="2.064cm" svg:y="9.382cm">
          <text:p text:style-name="P1">Nuxeo Web Com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33cm" svg:height="3.048cm" svg:x="2.091cm" svg:y="12.811cm">
          <text:p text:style-name="P1">Nuxeo 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53cm" svg:height="3.048cm" svg:x="7.144cm" svg:y="5.826cm">
          <text:p text:style-name="P1">Webengine</text:p>
          <text:p text:style-name="P1">JAX-RS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033cm" svg:height="3.048cm" svg:x="2.065cm" svg:y="9.382cm">
          <text:p text:style-name="P1">Nuxeo Web Com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53cm" svg:height="3.048cm" svg:x="1.937cm" svg:y="5.826cm">
          <text:p text:style-name="P1">JSF/Seam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7.246cm" svg:height="1.673cm" svg:x="12.862cm" svg:y="6.923cm">
          <draw:text-box>
            <text:p>High level UI features,</text:p>
            <text:p>depending on technoloy</text:p>
          </draw:text-box>
        </draw:frame>
        <draw:frame draw:style-name="gr2" draw:layer="layout" svg:width="5.904cm" svg:height="1.673cm" svg:x="12.862cm" svg:y="10.323cm">
          <draw:text-box>
            <text:p>Authentication,</text:p>
            <text:p>request controller...</text:p>
          </draw:text-box>
        </draw:frame>
        <draw:frame draw:style-name="gr2" draw:layer="layout" svg:width="8.194cm" svg:height="1.673cm" svg:x="12.562cm" svg:y="13.623cm">
          <draw:text-box>
            <text:p>Nuxeo runtime features,</text:p>
            <text:p>(services, extension point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hide </meta:initial-creator>
    <meta:creation-date>2013-06-26T12:31:40</meta:creation-date>
    <dc:date>2013-07-18T11:03:56</dc:date>
    <meta:editing-duration>PT2H3M5S</meta:editing-duration>
    <meta:editing-cycles>5</meta:editing-cycles>
    <meta:generator>LibreOffice/4.0.3.3$MacOSX_x86 LibreOffice_project/0eaa50a932c8f2199a615e1eb30f7ac74279539</meta:generator>
    <meta:document-statistic meta:object-count="8"/>
  </office:meta>
</office:document-meta>
</file>